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estado-actual-de-la-cámara"/>Estado actual de la cámara<text:bookmark-end text:name="estado-actual-de-la-cámara"/></text:h>
      <text:p text:style-name="First_20_paragraph">Con la instalación inicial que se realiza con LliureX, la Surface Go 2 tiene ciertos problemas de funcionamiento. Uno de estos es la cámara. En la web facilitada por técnicos de Microsoft técn <text:a xlink:type="simple" xlink:href="https://github.com/linux-surface/linux-surface/wiki/Surface-Go-2" office:name=""><text:span text:style-name="Definition">aqui</text:span></text:a> , nos indican que la cámara funciona con ciertas limitaciones. Para hacerla funcionar hay que instalar un kernel que han compilado ellos con soporte para libcamera. Además de esto, obviamente hay que instalar libcamera, pero este no se encuentra disponible en los repositorios de Ubuntu, por lo que hay que realizar una compilación de este. Siguiendo los pasos que se indican en dicha web, se puede obtener una instalación de este. Posteriormente se añadirá al arranque del sistema el parámetro <text:span text:style-name="T1">acpi_enforce_resources=lax</text:span>. Con este proceso funcionaran todas aquellas aplicaciones que hagan uso de libcamera para funcionar. Sin embargo no son muchas las que lo hacen, por ello para tener cámara en todas las aplicaciones hay que realizar otras modificaciones.</text:p>
      <text:p text:style-name="Text_20_body">Estas modificaciones se basan en instalar el modulo v4l2loopback, el cual permite crear un dispositivo de cámara. Para ello deberemos cargar el modulo de la siguiente forma</text:p>
      <text:p text:style-name="Text_20_body"><text:span text:style-name="T2">sudo modprobe v4l2loopback video_nr=42 card_label=</text:span>“<text:span text:style-name="T2">virtualcam</text:span>”<text:span text:style-name="T2"> exclusive_caps=1</text:span></text:p>
      <text:p text:style-name="Text_20_body">esto creara un dispositivo llamado virtualcam que luego mediante la utilidad gst-launch podremos vincular a la cámara correspondiente indicándole las características de esta y el formato en el cual se envía el vídeo. Este último comando hace que la luz de la cámara se encienda, indicando así que se está capturando vídeo en ese momento. Por esta razón, se debería realizar una aplicación para habilitar el uso de la webcam solo en el momento que se va a utilizar, para evitar así que el usuario piense que está siendo espiado.</text:p>
      <text:h text:style-name="Heading_20_1" text:outline-level="1"><text:bookmark-start text:name="teclado-en-pantalla"/>Teclado en pantalla<text:bookmark-end text:name="teclado-en-pantalla"/></text:h>
      <text:p text:style-name="First_20_paragraph">La situación actual en los escritorios de Linux se compone de dos servidores de renderizado : Wayland y X11. Wayland es el servidor de renderizado de nueva generación, mientras que X11 es el servidor tradicional de Gnu/Linux. La diferencia entre ellos es que Wayland esta pensado para las necesidades actuales de los sistemas (pantallas táctiles, dispositivos que se rotan de forma habitual para ver el contenido mas fácilmente, etc), por lo que ofrece facilidades para estas necesidades. Una de ellas es la introducción de texto mediante un teclado en pantalla, ya que al hacer clic en algún punto que se espere introducir texto, este lanzara un evento que podrá ser capturado por alguna aplicación de introducción de texto siendo consciente el sistema que hay una aplicación de teclado en marcha. Esto facilita la experiencia de usuario, ya que las aplicaciones se pueden comportar de una forma determinada cuando esto sucede.</text:p>
      <text:p text:style-name="Text_20_body">Esto no quiere decir que el servidor X11 no soporte tener teclados. La diferencia que existe es que las aplicaciones de teclados en pantalla disponibles en X11 se comportan de forma distinta. Cuando una aplicación espera que alguien introduzca un texto no se envía un evento como tal, sino que es el propio usuario el que ha de ir a la aplicación de teclado en pantalla y activarla. Al final , el usuario puede introducir texto de igual forma como ocurría con Wayland, sin embargo las aplicaciones no serán conscientes de lo que esta sucediendo y no se podrán modificar visualmente para adaptarse a este entorno.</text:p>
      <text:p text:style-name="Text_20_body">Dicho esto, lo ideal sería utilizar Wayland por defecto, pero como se ha comentado antes, se esta ahora en un proceso de transición, por lo que hay muchas aplicaciones que ahora mismo no soportan Wayland como servidor y por lo tanto no funcionan como se espera que funcionen. Esto no solo afectaría a la introducción de texto, sino que puede afectar también al funcionamiento de la propia aplicación, por eso hay que valorar exactamente que se desea obtener al hacer este cambio y si los beneficios serán superiores a las limitaciones que se tendrí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language>es-ES</dc:language>
    <dc:creator/>
  </office:meta>
</office:document-meta>
</file>